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roid Sans Fallback" svg:font-family="'Droid Sans Fallback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Fallback" fo:font-size="10pt" fo:font-style="normal" fo:text-shadow="none" style:text-underline-style="none" fo:font-weight="normal" style:font-size-asian="10pt" style:font-style-asian="normal" style:font-weight-asian="normal" style:font-name-complex="Droid Sans Fallback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nglish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中国人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roid Sans Fallback" svg:font-family="'Droid Sans Fallback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17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3P0" style:volatile="true" number:language="lt" number:country="LT">
      <number:number number:decimal-places="0" loext:min-decimal-places="0" number:min-integer-digits="1" number:grouping="true"/>
      <number:text> Lt</number:text>
    </number:number-style>
    <number:number-style style:name="N10113" number:language="lt" number:country="LT"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0113P0"/>
    </number:number-style>
    <number:number-style style:name="N10114P0" style:volatile="true" number:language="lt" number:country="LT">
      <number:number number:decimal-places="0" loext:min-decimal-places="0" number:min-integer-digits="1" number:grouping="true"/>
      <number:text> Lt</number:text>
    </number:number-style>
    <number:number-style style:name="N10114" number:language="lt" number:country="LT">
      <style:text-properties fo:color="#ff0000"/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0114P0"/>
    </number:number-style>
    <number:number-style style:name="N10115P0" style:volatile="true" number:language="lt" number:country="LT">
      <number:number number:decimal-places="2" loext:min-decimal-places="2" number:min-integer-digits="1" number:grouping="true"/>
      <number:text> Lt</number:text>
    </number:number-style>
    <number:number-style style:name="N10115" number:language="lt" number:country="LT"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0115P0"/>
    </number:number-style>
    <number:number-style style:name="N10116P0" style:volatile="true" number:language="lt" number:country="LT">
      <number:number number:decimal-places="2" loext:min-decimal-places="2" number:min-integer-digits="1" number:grouping="true"/>
      <number:text> Lt</number:text>
    </number:number-style>
    <number:number-style style:name="N10116" number:language="lt" number:country="LT">
      <style:text-properties fo:color="#ff0000"/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0116P0"/>
    </number:number-style>
    <number:date-style style:name="N10117" number:language="lt" number:country="LT">
      <number:year number:style="long"/>
      <number:text>.</number:text>
      <number:month number:style="long"/>
      <number:text>.</number:text>
      <number:day number:style="long"/>
    </number:date-style>
    <number:date-style style:name="N10118" number:language="lt" number:country="LT">
      <number:day number:style="long"/>
      <number:text>.</number:text>
      <number:month number:textual="true"/>
      <number:text>.</number:text>
      <number:year/>
    </number:date-style>
    <number:date-style style:name="N10119" number:language="lt" number:country="LT">
      <number:day number:style="long"/>
      <number:text>.</number:text>
      <number:month number:textual="true"/>
    </number:date-style>
    <number:date-style style:name="N10120" number:language="lt" number:country="LT">
      <number:month number:textual="true"/>
      <number:text>.</number:text>
      <number:year/>
    </number:date-style>
    <number:time-style style:name="N10121" number:language="lt" number:country="LT">
      <number:hours/>
      <number:text>:</number:text>
      <number:minutes number:style="long"/>
      <number:text> </number:text>
      <number:am-pm/>
    </number:time-style>
    <number:time-style style:name="N10122" number:language="lt" number:country="L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lt" number:country="LT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  <number:number-style style:name="N10124P0" style:volatile="true" number:language="lt" number:country="LT">
      <number:number number:decimal-places="0" loext:min-decimal-places="0" number:min-integer-digits="1" number:grouping="true"/>
      <number:text>    </number:text>
    </number:number-style>
    <number:number-style style:name="N10124" number:language="lt" number:country="LT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4P0"/>
    </number:number-style>
    <number:number-style style:name="N10125P0" style:volatile="true" number:language="lt" number:country="LT">
      <number:number number:decimal-places="0" loext:min-decimal-places="0" number:min-integer-digits="1" number:grouping="true"/>
      <number:text>    </number:text>
    </number:number-style>
    <number:number-style style:name="N10125" number:language="lt" number:country="LT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5P0"/>
    </number:number-style>
    <number:number-style style:name="N10126P0" style:volatile="true" number:language="lt" number:country="LT">
      <number:number number:decimal-places="2" loext:min-decimal-places="2" number:min-integer-digits="1" number:grouping="true"/>
      <number:text>    </number:text>
    </number:number-style>
    <number:number-style style:name="N10126" number:language="lt" number:country="LT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6P0"/>
    </number:number-style>
    <number:number-style style:name="N10127P0" style:volatile="true" number:language="lt" number:country="LT">
      <number:number number:decimal-places="2" loext:min-decimal-places="2" number:min-integer-digits="1" number:grouping="true"/>
      <number:text>    </number:text>
    </number:number-style>
    <number:number-style style:name="N10127" number:language="lt" number:country="LT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7P0"/>
    </number:number-style>
    <number:number-style style:name="N10128P0" style:volatile="true" number:language="lt" number:country="LT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1" style:volatile="true" number:language="lt" number:country="LT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2" style:volatile="true" number:language="lt" number:country="LT">
      <loext:text> </loext:text>
      <loext:fill-character> </loext:fill-character>
      <number:text>-     </number:text>
    </number:number-style>
    <number:text-style style:name="N10128" number:language="lt" number:country="LT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lt" number:country="LT">
      <loext:text> </loext:text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0129P1" style:volatile="true" number:language="lt" number:country="LT">
      <loext:text>-</loext:text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0129P2" style:volatile="true" number:language="lt" number:country="LT">
      <loext:text> </loext:text>
      <loext:fill-character> </loext:fill-character>
      <number:text>- Lt </number:text>
    </number:number-style>
    <number:text-style style:name="N10129" number:language="lt" number:country="L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lt" number:country="LT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0P1" style:volatile="true" number:language="lt" number:country="LT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0P2" style:volatile="true" number:language="lt" number:country="LT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0" number:language="lt" number:country="LT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lt" number:country="LT">
      <loext:text> </loext:text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0131P1" style:volatile="true" number:language="lt" number:country="LT">
      <loext:text>-</loext:text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0131P2" style:volatile="true" number:language="lt" number:country="LT">
      <loext:text> </loext:text>
      <loext:fill-character> </loext:fill-character>
      <number:text>-</number:text>
      <number:number number:decimal-places="0" loext:min-decimal-places="0" number:min-integer-digits="0"/>
      <number:text> Lt </number:text>
    </number:number-style>
    <number:text-style style:name="N10131" number:language="lt" number:country="LT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00-00-00</text:date>, <text:time>00:00:00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4:00:39</meta:creation-date>
    <meta:initial-creator>Evgeny  Karev</meta:initial-creator>
    <dc:language>ru-RU</dc:language>
    <dc:creator>Evgeny  Karev</dc:creator>
    <dc:date>2015-11-30T10:34:02</dc:date>
    <meta:editing-cycles>5</meta:editing-cycles>
    <meta:editing-duration>PT6M</meta:editing-duration>
    <meta:generator>LibreOffice/5.1.4.2$Linux_X86_64 LibreOffice_project/10m0$Build-2</meta:generator>
    <meta:document-statistic meta:table-count="1" meta:cell-count="6" meta:object-count="0"/>
  </office:meta>
</office:document-meta>
</file>